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a0895"/>
    </style:style>
    <style:style style:name="P2" style:family="paragraph" style:parent-style-name="Text_20_body">
      <style:paragraph-properties fo:margin-left="0cm" fo:margin-right="0cm" fo:line-height="100%" fo:orphans="2" fo:widows="2" fo:text-indent="0cm" style:auto-text-indent="false" style:writing-mode="page"/>
    </style:style>
    <style:style style:name="P3" style:family="paragraph" style:parent-style-name="Standard">
      <style:paragraph-properties fo:text-align="start" style:justify-single-word="false"/>
      <style:text-properties officeooo:paragraph-rsid="005aaa43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position="0% 100%" style:font-name="Liberation Serif" fo:font-size="12pt" fo:letter-spacing="normal" fo:font-style="italic" fo:font-weight="normal" officeooo:rsid="0049e788" officeooo:paragraph-rsid="003cef13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position="0% 100%" style:font-name="Liberation Serif" fo:font-size="12pt" fo:letter-spacing="normal" fo:font-style="italic" fo:font-weight="normal" officeooo:rsid="0049e788" officeooo:paragraph-rsid="003e2f1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position="0% 100%" style:font-name="Liberation Serif" fo:font-size="12pt" fo:letter-spacing="normal" fo:font-style="italic" fo:font-weight="normal" officeooo:rsid="0049e788" officeooo:paragraph-rsid="003f648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position="0% 100%" style:font-name="Liberation Serif" fo:font-size="12pt" fo:letter-spacing="normal" fo:font-style="italic" fo:font-weight="normal" officeooo:rsid="0049e788" officeooo:paragraph-rsid="00569cc9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position="0% 100%" style:font-name="Liberation Serif" fo:font-size="12pt" fo:letter-spacing="normal" fo:font-style="italic" fo:font-weight="normal" officeooo:rsid="0049e788" officeooo:paragraph-rsid="00400ff9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style:text-position="0% 100%" style:font-name="Liberation Serif" fo:font-size="12pt" fo:letter-spacing="normal" fo:font-style="italic" fo:font-weight="normal" officeooo:rsid="0049e788" officeooo:paragraph-rsid="003f6489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italic" fo:font-weight="normal" officeooo:rsid="0049e788" officeooo:paragraph-rsid="00569cc9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italic" fo:font-weight="normal" officeooo:paragraph-rsid="00569cc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italic" fo:font-weight="normal" officeooo:paragraph-rsid="004a0a16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455c3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176c8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4c09f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49e788" officeooo:paragraph-rsid="004a0a1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49e788" officeooo:paragraph-rsid="004c09f6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49e788" officeooo:paragraph-rsid="004a0a1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bold" officeooo:paragraph-rsid="004c09f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bold" officeooo:rsid="004c09f6" officeooo:paragraph-rsid="004c09f6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use-window-font-color="true" style:font-name="Liberation Serif" fo:font-size="12pt" fo:font-weight="normal" officeooo:rsid="00176c84" officeooo:paragraph-rsid="00176c8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176c84" officeooo:paragraph-rsid="00176c8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176c84" officeooo:paragraph-rsid="0048c68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2845d6" officeooo:paragraph-rsid="00176c8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3a0895" officeooo:paragraph-rsid="003a089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3cef13" officeooo:paragraph-rsid="003cef1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3e2f10" officeooo:paragraph-rsid="003e2f1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3f6489" officeooo:paragraph-rsid="003f648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48040b" officeooo:paragraph-rsid="0048040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363431" officeooo:paragraph-rsid="0036343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5aaa43" officeooo:paragraph-rsid="005aaa4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455c36" officeooo:paragraph-rsid="004e98d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455c36" officeooo:paragraph-rsid="00455c36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fo:font-size="12pt" fo:font-weight="normal" officeooo:rsid="004fa860" officeooo:paragraph-rsid="004fa86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47cb2e" officeooo:paragraph-rsid="0047cb2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officeooo:paragraph-rsid="003f6489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3f6489" officeooo:paragraph-rsid="00569cc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400ff9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rsid="0047cb2e" officeooo:paragraph-rsid="0047cb2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455c36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4a0a16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italic" fo:font-weight="normal" officeooo:rsid="005aaa43" officeooo:paragraph-rsid="005aaa43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use-window-font-color="true" style:font-name="Liberation Serif" fo:font-size="28pt" fo:font-weight="normal" officeooo:rsid="00176c84" officeooo:paragraph-rsid="00176c84" style:font-size-asian="28pt" style:font-weight-asian="normal" style:font-size-complex="28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Liberation Serif" fo:font-size="18pt" fo:font-weight="normal" officeooo:rsid="00176c84" officeooo:paragraph-rsid="00176c84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Liberation Serif" fo:font-size="18pt" fo:font-weight="normal" officeooo:rsid="0058d3cc" officeooo:paragraph-rsid="0058d3cc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Liberation Serif" officeooo:rsid="003bac03" officeooo:paragraph-rsid="003bac03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Liberation Serif" fo:font-size="13pt" fo:font-weight="bold" officeooo:rsid="003a0895" officeooo:paragraph-rsid="003a0895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Liberation Serif" fo:font-size="13pt" fo:font-weight="normal" officeooo:rsid="003bac03" officeooo:paragraph-rsid="003bac03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Liberation Serif" fo:font-size="13pt" fo:font-weight="normal" officeooo:rsid="003cef13" officeooo:paragraph-rsid="003cef13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Liberation Serif" fo:font-size="13pt" fo:font-style="normal" fo:font-weight="normal" officeooo:rsid="003bac03" officeooo:paragraph-rsid="003bac03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use-window-font-color="true" style:font-name="Liberation Serif" fo:font-size="14pt" fo:font-style="italic" fo:font-weight="normal" officeooo:rsid="003bac03" officeooo:paragraph-rsid="003bac03" style:font-size-asian="14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Liberation Serif" fo:font-size="14pt" fo:font-weight="bold" officeooo:rsid="003a0895" officeooo:paragraph-rsid="003a0895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Liberation Serif" fo:font-size="14pt" fo:font-style="normal" fo:font-weight="normal" officeooo:rsid="00400ff9" officeooo:paragraph-rsid="00400ff9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use-window-font-color="true" style:font-name="Liberation Serif" fo:font-size="15pt" fo:font-style="italic" fo:font-weight="bold" officeooo:rsid="003bac03" officeooo:paragraph-rsid="003bac03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56" style:family="paragraph" style:parent-style-name="Standard">
      <style:paragraph-properties fo:text-align="center" style:justify-single-word="false"/>
      <style:text-properties style:use-window-font-color="true" style:font-name="Liberation Serif" fo:font-size="15pt" fo:font-style="italic" fo:font-weight="bold" officeooo:rsid="003cef13" officeooo:paragraph-rsid="003cef13" style:font-size-asian="15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font-name="Liberation Serif" fo:font-size="15pt" fo:font-style="italic" fo:font-weight="bold" officeooo:rsid="003f6489" officeooo:paragraph-rsid="003f6489" style:font-size-asian="15pt" style:font-style-asian="italic" style:font-weight-asian="bold" style:font-size-complex="15pt" style:font-style-complex="italic" style:font-weight-complex="bold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font-name="Liberation Serif" fo:font-size="15pt" fo:font-style="italic" fo:font-weight="bold" officeooo:rsid="00400ff9" officeooo:paragraph-rsid="00400ff9" style:font-size-asian="15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paragraph-properties fo:text-align="center" style:justify-single-word="false"/>
      <style:text-properties style:use-window-font-color="true" style:font-name="Liberation Serif" fo:font-size="15pt" fo:font-weight="bold" officeooo:paragraph-rsid="003f6489" style:font-size-asian="15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font-name="Liberation Serif" officeooo:paragraph-rsid="003e2f10"/>
    </style:style>
    <style:style style:name="P61" style:family="paragraph" style:parent-style-name="Standard">
      <style:paragraph-properties fo:text-align="start" style:justify-single-word="false"/>
      <style:text-properties style:use-window-font-color="true" style:font-name="Liberation Serif" officeooo:paragraph-rsid="003f6489"/>
    </style:style>
    <style:style style:name="P62" style:family="paragraph" style:parent-style-name="Standard">
      <style:paragraph-properties fo:text-align="start" style:justify-single-word="false"/>
      <style:text-properties style:use-window-font-color="true" style:font-name="Liberation Serif" officeooo:paragraph-rsid="00400ff9"/>
    </style:style>
    <style:style style:name="P63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officeooo:paragraph-rsid="004e98da"/>
    </style:style>
    <style:style style:name="P64" style:family="paragraph" style:parent-style-name="Standard">
      <style:paragraph-properties fo:text-align="start" style:justify-single-word="false"/>
      <style:text-properties style:use-window-font-color="true" style:font-name="Liberation Serif" officeooo:paragraph-rsid="00455c36"/>
    </style:style>
    <style:style style:name="P65" style:family="paragraph" style:parent-style-name="Standard">
      <style:paragraph-properties fo:text-align="start" style:justify-single-word="false">
        <style:tab-stops>
          <style:tab-stop style:position="10.186cm"/>
        </style:tab-stops>
      </style:paragraph-properties>
      <style:text-properties style:use-window-font-color="true" style:font-name="Liberation Serif" officeooo:paragraph-rsid="00176c84"/>
    </style:style>
    <style:style style:name="P66" style:family="paragraph" style:parent-style-name="Standard">
      <style:paragraph-properties fo:text-align="start" style:justify-single-word="false"/>
      <style:text-properties style:use-window-font-color="true" style:font-name="Liberation Serif" officeooo:paragraph-rsid="004c09f6"/>
    </style:style>
    <style:style style:name="P67" style:family="paragraph" style:parent-style-name="Standard">
      <style:paragraph-properties fo:text-align="center" style:justify-single-word="false"/>
      <style:text-properties style:use-window-font-color="true" style:font-name="Liberation Serif" fo:font-weight="bold" officeooo:paragraph-rsid="003f6489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style:use-window-font-color="true" style:font-name="Liberation Serif" fo:font-weight="bold" officeooo:paragraph-rsid="003f6489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style:use-window-font-color="true" style:font-name="Liberation Serif" officeooo:rsid="0041c26b" officeooo:paragraph-rsid="0041c26b"/>
    </style:style>
    <style:style style:name="P70" style:family="paragraph" style:parent-style-name="Standard">
      <style:paragraph-properties fo:text-align="start" style:justify-single-word="false" fo:break-before="page"/>
      <style:text-properties style:use-window-font-color="true" style:font-name="Liberation Serif" fo:font-size="18pt" fo:font-weight="normal" officeooo:rsid="00176c84" officeooo:paragraph-rsid="00176c84" style:font-size-asian="18pt" style:font-weight-asian="normal" style:font-size-complex="18pt" style:font-weight-complex="normal"/>
    </style:style>
    <style:style style:name="P71" style:family="paragraph" style:parent-style-name="Text_20_body">
      <style:paragraph-properties fo:margin-left="0cm" fo:margin-right="2.117cm" fo:margin-top="0.159cm" fo:margin-bottom="0.159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style:text-position="super 58%" style:font-name="Liberation Serif" fo:font-size="16pt" fo:letter-spacing="normal" fo:font-style="normal" fo:font-weight="normal" officeooo:rsid="00474f88" officeooo:paragraph-rsid="00474f88" style:font-size-asian="16pt" style:font-weight-asian="normal" style:font-size-complex="16pt" style:font-weight-complex="normal"/>
    </style:style>
    <style:style style:name="P72" style:family="paragraph" style:parent-style-name="Text_20_body">
      <style:paragraph-properties fo:margin-left="0cm" fo:margin-right="2.117cm" fo:margin-top="0.159cm" fo:margin-bottom="0.159cm" loext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officeooo:paragraph-rsid="00544f45" style:font-size-asian="12pt" style:font-size-complex="12pt"/>
    </style:style>
    <style:style style:name="P7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455c36" style:font-size-asian="12pt" style:font-size-complex="12pt"/>
    </style:style>
    <style:style style:name="P74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 style:writing-mode="page"/>
      <style:text-properties fo:font-variant="normal" fo:text-transform="none" style:use-window-font-color="true" style:font-name="Liberation Serif" fo:font-size="14.25pt" fo:letter-spacing="normal" fo:font-style="normal" fo:font-weight="normal" officeooo:paragraph-rsid="004c26da"/>
    </style:style>
    <style:style style:name="P75" style:family="paragraph" style:parent-style-name="Text_20_body">
      <style:paragraph-properties fo:line-height="100%" fo:text-align="start" style:justify-single-word="false" style:writing-mode="page"/>
      <style:text-properties style:use-window-font-color="true" style:font-name="Liberation Serif" officeooo:rsid="0049e788" officeooo:paragraph-rsid="004c09f6"/>
    </style:style>
    <style:style style:name="P76" style:family="paragraph" style:parent-style-name="Text_20_body">
      <style:paragraph-properties fo:line-height="100%" fo:text-align="start" style:justify-single-word="false" fo:break-before="page" style:writing-mode="page"/>
      <style:text-properties style:use-window-font-color="true" style:font-name="Liberation Serif" officeooo:rsid="0049e788" officeooo:paragraph-rsid="004c09f6"/>
    </style:style>
    <style:style style:name="T1" style:family="text">
      <style:text-properties officeooo:rsid="002b4a46"/>
    </style:style>
    <style:style style:name="T2" style:family="text">
      <style:text-properties officeooo:rsid="002e0b41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font-size="11.25pt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font-size="12pt" fo:letter-spacing="normal" fo:font-style="normal" fo:font-weight="normal" officeooo:rsid="0049e788" style:font-size-asian="12pt" style:font-size-complex="12pt"/>
    </style:style>
    <style:style style:name="T8" style:family="text">
      <style:text-properties fo:font-variant="normal" fo:text-transform="none" fo:font-size="12pt" fo:letter-spacing="normal" fo:font-style="normal" fo:font-weight="normal" officeooo:rsid="004ddfbb" style:font-size-asian="12pt" style:font-size-complex="12pt"/>
    </style:style>
    <style:style style:name="T9" style:family="text">
      <style:text-properties fo:font-variant="normal" fo:text-transform="none" fo:font-size="12pt" fo:letter-spacing="normal" fo:font-style="normal" fo:font-weight="normal" officeooo:rsid="005aaa43" style:font-size-asian="12pt" style:font-size-complex="12pt"/>
    </style:style>
    <style:style style:name="T10" style:family="text">
      <style:text-properties fo:font-variant="normal" fo:text-transform="none" fo:font-size="12pt" fo:letter-spacing="normal" fo:font-style="normal" fo:font-weight="normal" officeooo:rsid="005b6d3d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font-size="12pt" fo:letter-spacing="normal" fo:font-style="normal" fo:font-weight="normal" officeooo:rsid="00176c84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font-size="12pt" fo:letter-spacing="normal" fo:font-style="normal" fo:font-weight="normal" officeooo:rsid="004c09f6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font-size="12pt" fo:letter-spacing="normal" fo:font-style="normal" fo:font-weight="normal" officeooo:rsid="0053f96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font-size="12pt" fo:letter-spacing="normal" fo:font-style="normal" fo:font-weight="normal" officeooo:rsid="0049e788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fo:font-size="12pt" fo:letter-spacing="normal" fo:font-style="italic" fo:font-weight="normal" officeooo:rsid="00176c84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font-size="12pt" fo:letter-spacing="normal" fo:font-style="italic" fo:font-weight="normal" style:font-size-asian="12pt" style:font-size-complex="12pt"/>
    </style:style>
    <style:style style:name="T19" style:family="text">
      <style:text-properties fo:font-variant="normal" fo:text-transform="none" fo:letter-spacing="normal" fo:font-style="normal" fo:font-weight="normal" officeooo:rsid="0049e788"/>
    </style:style>
    <style:style style:name="T20" style:family="text">
      <style:text-properties fo:font-variant="normal" fo:text-transform="none" fo:letter-spacing="normal" fo:font-style="normal" fo:font-weight="normal" officeooo:rsid="004a0a16"/>
    </style:style>
    <style:style style:name="T21" style:family="text">
      <style:text-properties fo:font-variant="normal" fo:text-transform="none" fo:letter-spacing="normal" fo:font-style="normal" fo:font-weight="normal" officeooo:rsid="005aaa43"/>
    </style:style>
    <style:style style:name="T22" style:family="text">
      <style:text-properties fo:font-variant="normal" fo:text-transform="none" fo:letter-spacing="normal" fo:font-style="normal" fo:font-weight="normal" officeooo:rsid="005b6d3d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a0895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5aaa43" style:font-size-asian="12pt" style:font-size-complex="12pt"/>
    </style:style>
    <style:style style:name="T2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5b6d3d" style:font-size-asian="12pt" style:font-size-complex="12pt"/>
    </style:style>
    <style:style style:name="T29" style:family="text">
      <style:text-properties fo:font-variant="normal" fo:text-transform="none" style:use-window-font-color="true" style:font-name="Liberation Serif" fo:font-size="10.5pt" fo:letter-spacing="normal" fo:font-style="normal" fo:font-weight="normal" officeooo:rsid="003a0895" style:font-size-asian="12pt" style:font-weight-asian="normal" style:font-size-complex="12pt" style:font-weight-complex="normal"/>
    </style:style>
    <style:style style:name="T30" style:family="text">
      <style:text-properties officeooo:rsid="0038f31b"/>
    </style:style>
    <style:style style:name="T31" style:family="text">
      <style:text-properties style:text-position="sub 58%"/>
    </style:style>
    <style:style style:name="T32" style:family="text">
      <style:text-properties style:text-position="sub 58%" fo:font-size="14pt" fo:font-style="italic" officeooo:rsid="00400ff9" style:font-size-asian="14pt" style:font-style-asian="italic" style:font-size-complex="14pt" style:font-style-complex="italic"/>
    </style:style>
    <style:style style:name="T33" style:family="text">
      <style:text-properties officeooo:rsid="00400ff9"/>
    </style:style>
    <style:style style:name="T34" style:family="text">
      <style:text-properties style:text-position="0% 100%"/>
    </style:style>
    <style:style style:name="T35" style:family="text">
      <style:text-properties style:text-position="0% 100%" fo:font-size="14pt" fo:font-style="italic" officeooo:rsid="00400ff9" style:font-size-asian="14pt" style:font-style-asian="italic" style:font-size-complex="14pt" style:font-style-complex="italic"/>
    </style:style>
    <style:style style:name="T36" style:family="text">
      <style:text-properties style:text-position="0% 100%" officeooo:rsid="003cef13"/>
    </style:style>
    <style:style style:name="T37" style:family="text">
      <style:text-properties style:text-position="0% 100%" officeooo:rsid="00400ff9"/>
    </style:style>
    <style:style style:name="T38" style:family="text">
      <style:text-properties style:text-position="0% 100%" officeooo:rsid="00569cc9"/>
    </style:style>
    <style:style style:name="T39" style:family="text">
      <style:text-properties officeooo:rsid="0041c26b"/>
    </style:style>
    <style:style style:name="T40" style:family="text">
      <style:text-properties officeooo:rsid="00422ab8"/>
    </style:style>
    <style:style style:name="T41" style:family="text">
      <style:text-properties fo:font-style="normal" fo:font-weight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4c09f6" style:font-size-asian="12pt" style:font-size-complex="12pt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3a0895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3e2f10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47cb2e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455c36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176c84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4ddfbb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4f2fb1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4fa860" style:font-size-asian="10.5pt" style:font-weight-asian="normal" style:font-size-complex="12pt" style:font-weight-complex="normal"/>
    </style:style>
    <style:style style:name="T54" style:family="text">
      <style:text-properties fo:font-size="12pt" fo:letter-spacing="normal" fo:font-style="italic" fo:font-weight="normal" officeooo:rsid="00176c84" style:font-size-asian="12pt" style:font-weight-asian="normal" style:font-size-complex="12pt" style:font-weight-complex="normal"/>
    </style:style>
    <style:style style:name="T55" style:family="text">
      <style:text-properties fo:font-size="12pt" fo:letter-spacing="normal" fo:font-style="italic" fo:font-weight="normal" style:font-size-asian="12pt" style:font-size-complex="12pt"/>
    </style:style>
    <style:style style:name="T56" style:family="text">
      <style:text-properties fo:font-size="12pt" fo:font-style="italic" style:font-size-asian="12pt" style:font-size-complex="12pt"/>
    </style:style>
    <style:style style:name="T57" style:family="text">
      <style:text-properties fo:font-size="12pt" fo:font-style="italic" style:font-size-asian="12pt" style:font-style-asian="italic" style:font-size-complex="12pt" style:font-style-complex="italic"/>
    </style:style>
    <style:style style:name="T58" style:family="text">
      <style:text-properties style:text-position="33% 80%" fo:font-style="italic" fo:font-weight="normal"/>
    </style:style>
    <style:style style:name="T59" style:family="text">
      <style:text-properties style:text-position="33% 80%" fo:font-size="12pt" fo:letter-spacing="normal" fo:font-style="italic" fo:font-weight="normal" officeooo:rsid="00176c84" style:font-size-asian="12pt" style:font-weight-asian="normal" style:font-size-complex="12pt" style:font-weight-complex="normal"/>
    </style:style>
    <style:style style:name="T60" style:family="text">
      <style:text-properties style:text-position="33% 80%" fo:font-size="12pt" fo:letter-spacing="normal" fo:font-style="italic" fo:font-weight="normal" style:font-size-asian="12pt" style:font-size-complex="12pt"/>
    </style:style>
    <style:style style:name="T61" style:family="text">
      <style:text-properties fo:font-style="italic" fo:font-weight="norm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officeooo:rsid="0048c689"/>
    </style:style>
    <style:style style:name="T64" style:family="text">
      <style:text-properties style:text-position="-33% 80%" fo:font-size="12pt" fo:font-style="italic" style:font-size-asian="12pt" style:font-style-asian="italic" style:font-size-complex="12pt" style:font-style-complex="italic"/>
    </style:style>
    <style:style style:name="T65" style:family="text">
      <style:text-properties style:text-position="-33% 80%" fo:font-size="12pt" style:font-size-asian="12pt" style:font-size-complex="12pt"/>
    </style:style>
    <style:style style:name="T66" style:family="text">
      <style:text-properties officeooo:rsid="004ddfbb"/>
    </style:style>
    <style:style style:name="T67" style:family="text">
      <style:text-properties officeooo:rsid="004fa860"/>
    </style:style>
    <style:style style:name="T68" style:family="text">
      <style:text-properties officeooo:rsid="00504e92"/>
    </style:style>
    <style:style style:name="T69" style:family="text">
      <style:text-properties fo:font-size="14pt" fo:font-style="italic" officeooo:rsid="00400ff9" style:font-size-asian="14pt" style:font-style-asian="italic" style:font-size-complex="14pt" style:font-style-complex="italic"/>
    </style:style>
    <style:style style:name="T70" style:family="text">
      <style:text-properties officeooo:rsid="0049e788"/>
    </style:style>
    <style:style style:name="T71" style:family="text">
      <style:text-properties officeooo:rsid="003cef13"/>
    </style:style>
    <style:style style:name="T72" style:family="text">
      <style:text-properties style:font-name-asian="Liberation Serif1" style:font-name-complex="Liberation Serif1"/>
    </style:style>
    <style:style style:name="T73" style:family="text">
      <style:text-properties officeooo:rsid="003cef13" style:font-name-asian="Liberation Serif1" style:font-name-complex="Liberation Serif1"/>
    </style:style>
    <style:style style:name="T74" style:family="text">
      <style:text-properties fo:font-weight="normal" officeooo:rsid="003f6489" style:font-weight-asian="normal" style:font-weight-complex="normal"/>
    </style:style>
    <style:style style:name="T75" style:family="text">
      <style:text-properties style:use-window-font-color="true" style:font-name="Liberation Serif" fo:font-size="12pt" fo:font-weight="normal" officeooo:rsid="00265325" style:font-size-asian="12pt" style:font-weight-asian="normal" style:font-size-complex="12pt" style:font-weight-complex="normal"/>
    </style:style>
    <style:style style:name="T76" style:family="text">
      <style:text-properties style:use-window-font-color="true" style:font-name="Liberation Serif" fo:font-size="12pt" fo:font-weight="normal" officeooo:rsid="003a0895" style:font-size-asian="12pt" style:font-weight-asian="normal" style:font-size-complex="12pt" style:font-weight-complex="normal"/>
    </style:style>
    <style:style style:name="T77" style:family="text">
      <style:text-properties style:use-window-font-color="true" style:font-name="Liberation Serif" fo:font-size="12pt" fo:font-weight="normal" officeooo:rsid="005aaa43" style:font-size-asian="12pt" style:font-weight-asian="normal" style:font-size-complex="12pt" style:font-weight-complex="normal"/>
    </style:style>
    <style:style style:name="T78" style:family="text">
      <style:text-properties style:use-window-font-color="true" style:font-name="Liberation Serif" fo:font-size="12pt" fo:font-style="italic" fo:font-weight="normal" officeooo:rsid="005aaa43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use-window-font-color="true" style:font-name="Liberation Serif" fo:font-weight="normal" style:font-weight-asian="normal" style:font-weight-complex="normal"/>
    </style:style>
    <style:style style:name="T80" style:family="text">
      <style:text-properties style:use-window-font-color="true" style:font-name="Liberation Serif" fo:font-weight="normal" officeooo:rsid="003a0895" style:font-weight-asian="normal" style:font-weight-complex="normal"/>
    </style:style>
    <style:style style:name="T81" style:family="text">
      <style:text-properties officeooo:rsid="005aaa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onika Stobieniecka, 195718<text:tab/><text:tab/><text:tab/><text:tab/>dzień zajęć: poniedziałek</text:p>
      <text:p text:style-name="P21">Marcin Szałek, 195729<text:tab/><text:tab/><text:tab/><text:tab/><text:tab/>godzina zajęć: 14.15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4">Laboratorium Kryptografia</text:p>
      <text:p text:style-name="P44"/>
      <text:p text:style-name="P44"><text:span text:style-name="T2">Zestaw 3 - </text:span>Zadanie <text:span text:style-name="T30">2</text:span></text:p>
      <text:p text:style-name="P70">1. Cel zadania.</text:p>
      <text:p text:style-name="P45"/>
      <text:p text:style-name="P22">Celem zadania jest napisanie programu szyfrującego oraz deszyfrującego dane wprowadzone przez użytkownika lu<text:span text:style-name="T1">b</text:span> z pliku wykorzystując algorytm <text:span text:style-name="T30">Rabina</text:span>.</text:p>
      <text:p text:style-name="P22"/>
      <text:p text:style-name="P45">2. Wstęp teoretyczny.</text:p>
      <text:p text:style-name="P24"/>
      <text:p text:style-name="P1"><text:span text:style-name="T75">K</text:span><text:span text:style-name="T76">ryptosystem Rabina został opublikowany w styczniu 1979 roku przez </text:span><text:a xlink:type="simple" xlink:href="https://en.wikipedia.org/wiki/Michael_O._Rabin" text:style-name="Internet_20_link" text:visited-style-name="Visited_20_Internet_20_Link"><text:span text:style-name="T23">Michael O. Rabin</text:span></text:a><text:span text:style-name="T25">a</text:span><text:span text:style-name="T29">.</text:span><text:span text:style-name="T79"> </text:span><text:span text:style-name="T80">J</text:span><text:span text:style-name="T76">est to asymetryczny algorytm, którego bezpieczeństwo związane jest z trudnością faktoryzacji. </text:span></text:p>
      <text:p text:style-name="P25"/>
      <text:p text:style-name="P47"><text:span text:style-name="T46">A</text:span><text:span text:style-name="T45">lgorytm rozpoczyna się od generowania kluczy. W kryptosystemie Rabina używany jest zarówno klucz publiczny jak i prywatny. Klucz publiczny może zostać udostępniony, natomiast klucz prywatny powinien posiadać jedynie odbiorca wiadomości w celu jej odszyfrowania.</text:span></text:p>
      <text:p text:style-name="P25"/>
      <text:p text:style-name="P48">Generowanie klucza prywatnego</text:p>
      <text:p text:style-name="P48"/>
      <text:p text:style-name="P49">1. Wybierane są losowo dwie <text:span text:style-name="T71">różne </text:span>duże liczby pierwsze p oraz q.</text:p>
      <text:p text:style-name="P49">2. Wybrane liczby p oraz q muszą spełniać następujący warunek:</text:p>
      <text:p text:style-name="P49"/>
      <text:p text:style-name="P52">p <text:span text:style-name="T72">≡ q ≡ 3 (mod 4)</text:span></text:p>
      <text:p text:style-name="P55"/>
      <text:p text:style-name="P51"><text:span text:style-name="T72">3. Klucz prywatny stanowi para liczb p i q </text:span><text:span text:style-name="T73">(</text:span><text:span text:style-name="T72">p, </text:span><text:span text:style-name="T73">q)</text:span><text:span text:style-name="T72">.</text:span></text:p>
      <text:p text:style-name="P48"/>
      <text:p text:style-name="P48">Generowanie klucza publicznego</text:p>
      <text:p text:style-name="P48"/>
      <text:p text:style-name="P50">4. Klucz publiczny stanowi iloczyn liczb p oraz q:</text:p>
      <text:p text:style-name="P56"/>
      <text:p text:style-name="P4">n = p · q</text:p>
      <text:p text:style-name="P48"/>
      <text:p text:style-name="P48">Szyfrowanie</text:p>
      <text:p text:style-name="P48"/>
      <text:p text:style-name="P26">5. Do zaszyfrowania tekstu używany jest jedynie klucz publiczny n.</text:p>
      <text:p text:style-name="P60"><text:span text:style-name="T47">6. Wiadomość (tekst jawny) jest liczbą m </text:span>∈ <text:span text:style-name="T47">{0, 1, … , n – 1}, którą nazywamy przestrzenią tekstów otwartych.</text:span></text:p>
      <text:p text:style-name="P27">7. Kryptogram przedstawia następujący wzór:</text:p>
      <text:p text:style-name="P27"/>
      <text:p text:style-name="P5">c = m<text:span text:style-name="T3">2</text:span> mod n</text:p>
      <text:p text:style-name="P53"/>
      <text:p text:style-name="P48"/>
      <text:p text:style-name="P48">Deszyfrowanie</text:p>
      <text:p text:style-name="P48"/>
      <text:p text:style-name="P36"><text:span text:style-name="T74">8. </text:span>Obliczamy pierwiastki kwadratowe liczby c (mod p) i liczby c (mod q):</text:p>
      <text:p text:style-name="P61"/>
      <text:p text:style-name="P67"><draw:frame draw:style-name="fr1" draw:name="Obiekt1" text:anchor-type="as-char" svg:y="-0.415cm" svg:width="2.609cm" svg:height="0.57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68"/>
      <text:p text:style-name="P59"><draw:frame draw:style-name="fr1" draw:name="Obiekt2" text:anchor-type="as-char" svg:y="-0.415cm" svg:width="2.551cm" svg:height="0.57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 </text:p>
      <text:p text:style-name="P48"/>
      <text:p text:style-name="P28"/>
      <text:p text:style-name="P28"><text:soft-page-break/>9. Równania te można przedstawić w postaci:</text:p>
      <text:p text:style-name="P6">m<text:span text:style-name="T31">p</text:span> = c<text:span text:style-name="T3">(p+1)/4</text:span> (mod p)</text:p>
      <text:p text:style-name="P9"/>
      <text:p text:style-name="P6">m<text:span text:style-name="T31">q</text:span> = c<text:span text:style-name="T3">(q+1)/4 </text:span>(mod q)</text:p>
      <text:p text:style-name="P57"/>
      <text:p text:style-name="P37">10. <text:span text:style-name="T33">Obliczamy wartości </text:span><text:span text:style-name="T69">y</text:span><text:span text:style-name="T32">p </text:span><text:span text:style-name="T33">,</text:span><text:span text:style-name="T35"> y</text:span><text:span text:style-name="T32">q </text:span><text:span text:style-name="T33"><text:s/>∈ <text:s/>Z, które spełniając warunek:</text:span></text:p>
      <text:p text:style-name="P58"/>
      <text:p text:style-name="P7"><text:s/>y<text:span text:style-name="T31">p</text:span> <text:s/>· <text:s/>p + <text:s/>y<text:span text:style-name="T31">q</text:span> · <text:s/>q = 1 </text:p>
      <text:p text:style-name="P38"/>
      <text:p text:style-name="P38">Wykorzystany w tym celu został <text:span text:style-name="T67">Rozszerzony </text:span>Algorytm Euklidesa.</text:p>
      <text:p text:style-name="P38"/>
      <text:p text:style-name="P38">11. Obliczamy r oraz s zgodnie ze wzorami:</text:p>
      <text:p text:style-name="P54"/>
      <text:p text:style-name="P10">r = ( y<text:span text:style-name="T31">p</text:span><text:span text:style-name="T34"> · </text:span>p<text:span text:style-name="T34"> · </text:span><text:s/>m<text:span text:style-name="T31">p <text:s/>+</text:span><text:span text:style-name="T34"> <text:s/>y</text:span><text:span text:style-name="T31">q </text:span><text:span text:style-name="T34"><text:s/>· q <text:s/>· m</text:span><text:span text:style-name="T31">q</text:span><text:span text:style-name="T34"> ) mod n</text:span></text:p>
      <text:p text:style-name="P8"/>
      <text:p text:style-name="P10"><text:span text:style-name="T34">s = ( y</text:span><text:span text:style-name="T31">p </text:span><text:span text:style-name="T34">· p · m</text:span><text:span text:style-name="T31">p <text:s/>- </text:span><text:span text:style-name="T34"><text:s/>y</text:span><text:span text:style-name="T31">q </text:span><text:span text:style-name="T34"><text:s/>· q <text:s/>· m</text:span><text:span text:style-name="T31">q</text:span><text:span text:style-name="T34"> ) mod n</text:span></text:p>
      <text:p text:style-name="P57"/>
      <text:p text:style-name="P39"><text:span text:style-name="T33">12. Otrzymane wartości </text:span>± <text:span text:style-name="T39">r oraz </text:span>± <text:span text:style-name="T39">s stanowią cztery wartości pierwiastków kwadratowych z c (mod n) w zbiorze {0, 1, …, n – 1}.</text:span></text:p>
      <text:p text:style-name="P62"/>
      <text:p text:style-name="P69">13. Jednym z tych pierwiast<text:span text:style-name="T40">k</text:span>ów jest zaszyfrowana wiadomość m. <text:span text:style-name="T81">[1]</text:span></text:p>
      <text:p text:style-name="P69"/>
      <text:p text:style-name="P45">3. Implementacja.</text:p>
      <text:p text:style-name="P45"/>
      <text:p text:style-name="P32">Rozwiązanie zostało zaimplementowane w języku Java oraz Python. <text:span text:style-name="T66">Nasze rozwiązanie jest podzielone na kilka modułów: </text:span></text:p>
      <text:list xml:id="list7770591747356036405" text:style-name="L1">
        <text:list-item>
          <text:p text:style-name="P63"><text:span text:style-name="T51">generowania klucza prywatnego, w którym spotkaliśmy się z generowaniem dużych liczb pierwszych, </text:span><text:span text:style-name="T52">sprawdzeniem, czy wylosowana liczba pierwsza spełnia warunek klucza prywatnego algorytmu Rabina oraz przeprowadzeniem testu Millera-Rabina </text:span><text:span text:style-name="T53">na wygenerowanej liczbie</text:span></text:p>
        </text:list-item>
        <text:list-item>
          <text:p text:style-name="P34">obliczeniu klucza publicznego, który jest używany do zaszyfrowania wiadomości</text:p>
        </text:list-item>
        <text:list-item>
          <text:p text:style-name="P34">zaszyfrowaniu wiadomości oraz wyliczeniu dwóch dodatkowych bitów, które będ<text:span text:style-name="T68">ą</text:span> potrzebne przy odszyfrowaniu wiadomości – bit parzystości oraz bit obliczony na podstawie wartości symbolu Jacobiego</text:p>
        </text:list-item>
        <text:list-item>
          <text:p text:style-name="P34">odszyfrowaniu wiadomości, w którym wykorzystany został rozszerzony algorytm Euklidesa oraz Chińskie Twierdzenie o resztach</text:p>
        </text:list-item>
        <text:list-item>
          <text:p text:style-name="P34">porównaniu przesłanych dodatkowych bitów dla każdego z czterech otrzymanych rozwiązań i wybraniu jednego właściwego, zgodnego zarówno z bitem parzystości jak i z bitem obliczonym na podstawie symbolu Jacobiego <text:span text:style-name="T81">[2]</text:span></text:p>
        </text:list-item>
      </text:list>
      <text:p text:style-name="P33"/>
      <text:p text:style-name="P40">Generowanie dużych liczb</text:p>
      <text:p text:style-name="P35"/>
      <text:p text:style-name="P35">W celu wygenerowania dużej liczby wykorzystujemy funkcję języka Python, która generuje liczbę z podanego przez nas zakresu – w ten sposób wygenerowane są dwie liczby p oraz q, które stanowią klucz prywatny, a także służą do wyliczenia klucza publicznego – czyli iloczynu p oraz q.</text:p>
      <text:p text:style-name="P33"/>
      <text:p text:style-name="P40">Test Millera-Rabina</text:p>
      <text:p text:style-name="P22"/>
      <text:p text:style-name="P64"><text:span text:style-name="T48">Aby sprawdzić, czy wygenerowana liczba jest pierwsza stosujemy </text:span><text:span text:style-name="T49">test pierwszości Millera-Rabina. </text:span><text:span text:style-name="T5">Test </text:span><text:span text:style-name="T6">pierwszości Millera-Rabina to probabilistyczny test umożliwiający sprawdzenie czy dana </text:span><text:soft-page-break/><text:span text:style-name="T6">liczba jest złożona czy </text:span><text:span text:style-name="T16">prawdopodobnie </text:span><text:span text:style-name="T6">pierwsza. Metoda, w oparciu o którą powstała to deterministyczny algorytm Millera, którego poprawność zależy od nieudowodnionej uogólnionej hipotezy Riemanna. Michael O. Rabin zmodyfikował ten algorytm do postaci testu probablistycznego i dowiódł jego poprawności w tej postaci. Algorytm używany jest do sprawdzania wyłącznie liczb nieparzystych (liczby parzyste - za wyjątkiem dwójki - w sposób oczywisty nie są liczbami pierwszymi).</text:span></text:p>
      <text:p text:style-name="P13"/>
      <text:p text:style-name="P73">Test Millera-Rabina oparty jest na następującym twierdzeniu:</text:p>
      <text:p text:style-name="P72"><text:span text:style-name="T41">Niech </text:span><text:span text:style-name="T61">p </text:span><text:span text:style-name="T41">będzie nieparzystą liczbą pierwszą zapisaną jako </text:span><text:span text:style-name="T61">p </text:span><text:span text:style-name="T41">= 1 + 2</text:span><text:span text:style-name="T58">s</text:span><text:span text:style-name="T61">d</text:span><text:span text:style-name="T41">, gdzie </text:span><text:span text:style-name="T61">d </text:span><text:span text:style-name="T41">jest nieparzyste. Wtedy dla dowolnej liczby naturalnej </text:span><text:span text:style-name="T61">a </text:span><text:span text:style-name="T41">∈ &lt;2, </text:span><text:span text:style-name="T61">p </text:span><text:span text:style-name="T41">- 2&gt; ciąg Millera-Rabina:</text:span></text:p>
      <text:p text:style-name="P71"><draw:frame draw:style-name="fr1" draw:name="Obiekt3" text:anchor-type="as-char" svg:y="-0.474cm" svg:width="6.479cm" svg:height="0.58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41"/>
      <text:p text:style-name="P65"><text:span text:style-name="T12">kończy się liczbą 1. Co więcej, jeśli </text:span><text:span text:style-name="T54">a</text:span><text:span text:style-name="T59">d </text:span><text:span text:style-name="T12">nie przystaje modulo </text:span><text:span text:style-name="T54">p</text:span><text:span text:style-name="T17"> </text:span><text:span text:style-name="T12">do 1, to wyraz ciągu Millera-Rabina bezpośrednio poprzedzający 1 jest równy </text:span><text:span text:style-name="T54">p</text:span><text:span text:style-name="T17"> </text:span><text:span text:style-name="T12">- 1.</text:span><text:span text:style-name="T50"> </text:span><text:span text:style-name="T6">Jeśli liczba </text:span><text:span text:style-name="T55">p</text:span><text:span text:style-name="T18"> </text:span><text:span text:style-name="T6">przejdzie test, to jest albo pierwsza, albo silnie pseudopierwsza przy podstawie </text:span><text:span text:style-name="T55">a</text:span><text:span text:style-name="T6">. Test Millera-Rabina daje złe wyniki (</text:span><text:span text:style-name="T18">p </text:span><text:span text:style-name="T6">złożona) dla co najwyżej ¼ baz </text:span><text:span text:style-name="T55">a</text:span><text:span text:style-name="T18"> </text:span><text:span text:style-name="T6">&lt; </text:span><text:span text:style-name="T55">p</text:span><text:span text:style-name="T6">. Zatem dla jednego przebiegu prawdopodobieństwo błędu wynosi ¼. Dla </text:span><text:span text:style-name="T55">n</text:span><text:span text:style-name="T18"> </text:span><text:span text:style-name="T6">przebiegów przy różnych podstawach </text:span><text:span text:style-name="T55">a</text:span><text:span text:style-name="T18"> </text:span><text:span text:style-name="T6">prawdopodobieństwo błędu spada do (¼)</text:span><text:span text:style-name="T60">n</text:span><text:span text:style-name="T6">.</text:span><text:span text:style-name="T43"> </text:span><text:span text:style-name="T6">Widzimy zatem wyraźnie, iż liczbę </text:span><text:span text:style-name="T55">p</text:span><text:span text:style-name="T18"> </text:span><text:span text:style-name="T6">możemy sprawdzić na pierwszość z bardzo dużym prawdopodobieństwem wykonując odpowiednią liczbę testów Millera-Rabina.</text:span><text:span text:style-name="T43"> </text:span><text:span text:style-name="T6">W algorytmie testu Millera-Rabina wykorzystujemy procedury mnożenia i potęgowania modulo. Test ten wykorzystują obecnie prawie wszystkie systemy kryptografii publicznej do testowania pierwszości dużych liczb potrzebnych przy generacji kluczy szyfrujących/deszyfrujących. </text:span><text:span text:style-name="T9">[</text:span><text:span text:style-name="T10">3</text:span><text:span text:style-name="T9">]</text:span></text:p>
      <text:p text:style-name="P14"/>
      <text:p text:style-name="P19">Algorytm rozszerzony Euklidesa </text:p>
      <text:p text:style-name="P19"/>
      <text:p text:style-name="P66"><text:span text:style-name="T13">Algorytm ro</text:span><text:span text:style-name="T14">z</text:span><text:span text:style-name="T13">szerzony Euklidesa </text:span><text:span text:style-name="T11">to metoda pozwalająca jednocześnie znaleźć </text:span><text:span text:style-name="T4">NWD </text:span><text:span text:style-name="T11">dwóch liczb <text:s/>a także wyznaczyć liczby całkowit</text:span><text:span text:style-name="T15">e a, b</text:span><text:span text:style-name="T11"> spełniające równani</text:span><text:span text:style-name="T15">e:</text:span><text:span text:style-name="T7"> </text:span></text:p>
      <text:p text:style-name="P16"/>
      <text:p text:style-name="P10">a <text:span text:style-name="T37"><text:s/></text:span><text:span text:style-name="T38">·</text:span><text:span text:style-name="T36"> </text:span><text:s/>p + b <text:span text:style-name="T37"><text:s/></text:span><text:span text:style-name="T38">·</text:span><text:span text:style-name="T36"> </text:span><text:s/>q = NWD (p, q)</text:p>
      <text:p text:style-name="P18"/>
      <text:p text:style-name="P42"><text:span text:style-name="T19">W przypadku kryptosystemu </text:span><text:span text:style-name="T20">Rabina </text:span><text:span text:style-name="T19">potrzebujemy wyznaczyć a oraz b, dla których spełnione jest równanie </text:span><text:span text:style-name="T21">[</text:span><text:span text:style-name="T22">4</text:span><text:span text:style-name="T21">]</text:span><text:span text:style-name="T19">:</text:span></text:p>
      <text:p text:style-name="P11">a <text:span text:style-name="T37"><text:s/></text:span><text:span text:style-name="T38">·</text:span><text:span text:style-name="T36"> </text:span><text:s/><text:span text:style-name="T70">p + b </text:span><text:span text:style-name="T37"><text:s/></text:span><text:span text:style-name="T38">·</text:span><text:span text:style-name="T36"> </text:span><text:span text:style-name="T70"><text:s/>q</text:span> = 1</text:p>
      <text:p text:style-name="P12"/>
      <text:p text:style-name="P12"/>
      <text:p text:style-name="P20">Chińskie twierdzenie o resztach</text:p>
      <text:p text:style-name="P17"/>
      <text:p text:style-name="P74"><text:span text:style-name="T43">Jedno z zasadniczych twierdzeń, wiążące własności liczby całkowite </text:span><text:span text:style-name="T56">n </text:span><text:span text:style-name="T43">z własnościami jej czynników w rozkładzie na iloczyn potęg liczb pierwszych. </text:span><text:span text:style-name="T44">J</text:span><text:span text:style-name="T43">est </text:span><text:span text:style-name="T44">ono</text:span><text:span text:style-name="T43"> bardzo stare </text:span><text:span text:style-name="T44">i nosi</text:span><text:span text:style-name="T43"> nazwę chińskiego twierdzenia o resztach. Jeśli liczby całkowite dodatnie </text:span><text:span text:style-name="T57">n</text:span><text:span text:style-name="T64">1</text:span><text:span text:style-name="T57">, n</text:span><text:span text:style-name="T64">2</text:span><text:span text:style-name="T57">, n</text:span><text:span text:style-name="T64">3</text:span><text:span text:style-name="T57">, ... , n</text:span><text:span text:style-name="T64">k</text:span><text:span text:style-name="T65"> </text:span><text:span text:style-name="T43">są parami względnie pierwsze, zaś </text:span><text:span text:style-name="T57">a</text:span><text:span text:style-name="T64">1</text:span><text:span text:style-name="T57">, a</text:span><text:span text:style-name="T64">2</text:span><text:span text:style-name="T57">, a</text:span><text:span text:style-name="T64">3</text:span><text:span text:style-name="T57">, ... , a</text:span><text:span text:style-name="T64">k</text:span><text:span text:style-name="T65"> </text:span><text:span text:style-name="T43">są dowolnymi liczbami całkowitymi, to istnieje taka liczba całkowita </text:span><text:span text:style-name="T57">a</text:span><text:span text:style-name="T43">, że:<text:line-break/><text:tab/><text:tab/><text:tab/></text:span><text:tab/><text:tab/><text:tab/><text:span text:style-name="T57">a ≡ a</text:span><text:span text:style-name="T64">1</text:span><text:span text:style-name="T57">(mod n</text:span><text:span text:style-name="T64">1</text:span><text:span text:style-name="T57">),<text:line-break/><text:tab/><text:tab/><text:tab/><text:tab/><text:tab/><text:tab/>a ≡ a</text:span><text:span text:style-name="T64">2</text:span><text:span text:style-name="T57">(mod n</text:span><text:span text:style-name="T64">2</text:span><text:span text:style-name="T57">),<text:line-break/><text:tab/><text:tab/><text:tab/><text:tab/><text:tab/><text:tab/><text:tab/>...<text:line-break/><text:tab/><text:tab/><text:tab/><text:tab/><text:tab/><text:tab/>a ≡ a</text:span><text:span text:style-name="T64">k</text:span><text:span text:style-name="T57">(mod n</text:span><text:span text:style-name="T64">k</text:span><text:span text:style-name="T57">)</text:span></text:p>
      <text:p text:style-name="P75"><text:span text:style-name="T6"/></text:p>
      <text:p text:style-name="P76"><text:span text:style-name="T6">Jest to jedno z najważniejszych twierdzeń w </text:span><text:span text:style-name="T8">w teorii liczb i kryptografii.</text:span></text:p>
      <text:p text:style-name="P2"><text:span text:style-name="T26">Nazwa twierdzenia związana jest z chińskim matematykiem </text:span><text:a xlink:type="simple" xlink:href="https://pl.wikipedia.org/w/index.php?title=Sun_Zi_(matematyk)&amp;action=edit&amp;redlink=1" text:style-name="Internet_20_link" text:visited-style-name="Visited_20_Internet_20_Link"><text:span text:style-name="T24">Sun Zi</text:span></text:a><text:span text:style-name="T26">, który około roku 100 naszej ery rozwiązał problem znajdowania tych liczb całkowitych, które przy dzieleniu przez 3, 5 oraz 7 dają odpowiednio reszty 2, 3 i 2. </text:span><text:span text:style-name="T27">[</text:span><text:span text:style-name="T28">5</text:span><text:span text:style-name="T27">]</text:span></text:p>
      <text:p text:style-name="P15"/>
      <text:p text:style-name="P45">4. Wnioski.</text:p>
      <text:p text:style-name="P22"/>
      <text:p text:style-name="P23">Bezpiecze<text:span text:style-name="T63">ń</text:span>stwo <text:span text:style-name="T63">algorytmu Rabina wynika z trudności</text:span> obliczenia pierwiastków kw<text:span text:style-name="T63">adratowych</text:span>. modulo <text:span text:style-name="T63">duża </text:span>liczba zło<text:span text:style-name="T63">ż</text:span>ona. Problem ten jest równowa<text:span text:style-name="T63">ż</text:span>ny problemowi faktoryzacji. <text:span text:style-name="T63">Zaletą tego algorytm jest to, że szyfrowanie jest w tym algorytmie dużo szybsze niż w algorytmie RSA.</text:span></text:p>
      <text:p text:style-name="P23"><text:s/></text:p>
      <text:p text:style-name="P29">Wadą kryptosystemu Rabina jest fakt, iż przy deszyfrowaniu posiadacz klucza prywatnego nie otrzymuje jednoznacznej odpowiedzi, jaka wiadomość została zaszyfrowana, gdyż otrzymuje on 3 błędne odpowiedzi oraz jedną poprawną. <text:span text:style-name="T63">Odpowiednio duże dane weryfikujące pozwalają zminimalizować ten problem, jednak zupełnie go nie eliminują, natomiast konieczne jest przesyłanie dodatkowej informacji – w naszym przypadku wykorzystaliśmy bit parzystości oraz bit obliczony na podstawie symbolu Jacobiego.</text:span></text:p>
      <text:p text:style-name="P29"/>
      <text:p text:style-name="P46">5. Bibliografia.</text:p>
      <text:p text:style-name="P30"/>
      <text:p text:style-name="P31">[1] Kryptosystem Rabina</text:p>
      <text:p text:style-name="P43">http://www.utdallas.edu/~muratk/courses/crypto07_files/rabin-overview.pdf</text:p>
      <text:p text:style-name="P43"><text:span text:style-name="T42">[2] Symbol Jacobiego </text:span>http://zon8.physd.amu.edu.pl/~tanas/krypt06a.pdf</text:p>
      <text:p text:style-name="P3"><text:span text:style-name="T77">[3] Algorytmy i struktury danych – test Millera-Rabina </text:span><text:span text:style-name="T78">http://eduinf.waw.pl/inf/alg/001_search/0019.php</text:span></text:p>
      <text:p text:style-name="P31"><text:span text:style-name="T42">[4] Algorytmy i struktury danych – rozszerzony algorytm Euklidesa</text:span></text:p>
      <text:p text:style-name="P31"><text:span text:style-name="T62">http://eduinf.waw.pl/inf/alg/001_search/0009.php</text:span></text:p>
      <text:p text:style-name="P31">[5] Analiza kongruencji – chińskie twierdzenie o resztach <text:span text:style-name="T62">http://www.ftj.agh.edu.pl/~lenda/number_theory/A33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6:56:40.450000000</meta:creation-date>
    <dc:date>2017-04-24T11:12:18.197000000</dc:date>
    <meta:editing-duration>PT12H8M49S</meta:editing-duration>
    <meta:editing-cycles>27</meta:editing-cycles>
    <meta:generator>LibreOffice/5.2.2.2$Windows_x86 LibreOffice_project/8f96e87c890bf8fa77463cd4b640a2312823f3ad</meta:generator>
    <meta:document-statistic meta:table-count="0" meta:image-count="0" meta:object-count="3" meta:page-count="5" meta:paragraph-count="73" meta:word-count="1079" meta:character-count="7508" meta:non-whitespace-character-count="6433"/>
  </office:meta>
</office:document-meta>
</file>

<file path=Object 1/content.xml><?xml version="1.0" encoding="utf-8"?>
<math xmlns="http://www.w3.org/1998/Math/MathML" display="block">
  <semantics>
    <mrow>
      <mrow>
        <msub>
          <mi>m</mi>
          <mi>p</mi>
        </msub>
        <mo stretchy="false">=</mo>
        <msqrt>
          <mi>c</mi>
        </msqrt>
      </mrow>
      <mi mathvariant="italic">mod</mi>
      <mi>p</mi>
    </mrow>
    <annotation encoding="StarMath 5.0">m_p = sqrt{c} mod p</annotation>
  </semantics>
</math>
</file>

<file path=Object 2/content.xml><?xml version="1.0" encoding="utf-8"?>
<math xmlns="http://www.w3.org/1998/Math/MathML" display="block">
  <semantics>
    <mrow>
      <mrow>
        <msub>
          <mi>m</mi>
          <mi>q</mi>
        </msub>
        <mo stretchy="false">=</mo>
        <msqrt>
          <mi>c</mi>
        </msqrt>
      </mrow>
      <mi mathvariant="italic">mod</mi>
      <mi>q</mi>
    </mrow>
    <annotation encoding="StarMath 5.0">m_q = sqrt{c} mod q</annotation>
  </semantics>
</math>
</file>

<file path=Object 3/content.xml><?xml version="1.0" encoding="utf-8"?>
<math xmlns="http://www.w3.org/1998/Math/MathML" display="block">
  <semantics>
    <mrow>
      <msup>
        <mi>a</mi>
        <mi>d</mi>
      </msup>
      <mi>,</mi>
      <mspace width="1em"/>
      <msup>
        <mi>a</mi>
        <mrow>
          <mn>2</mn>
          <mi>d</mi>
        </mrow>
      </msup>
      <mi>,</mi>
      <mspace width="1em"/>
      <msup>
        <mi>a</mi>
        <mrow>
          <mn>4</mn>
          <mi>d</mi>
        </mrow>
      </msup>
      <mi>,</mi>
      <mspace width="1em"/>
      <mn>...</mn>
      <mspace width="1em"/>
      <mi>,</mi>
      <mspace width="1em"/>
      <msup>
        <mi>a</mi>
        <mrow>
          <msup>
            <mn>2</mn>
            <mrow>
              <mi>s</mi>
              <mo stretchy="false">−</mo>
              <mn>1</mn>
            </mrow>
          </msup>
          <mi>d</mi>
        </mrow>
      </msup>
      <mi>,</mi>
      <mspace width="1em"/>
      <msup>
        <mi>a</mi>
        <mrow>
          <msup>
            <mn>2</mn>
            <mi>s</mi>
          </msup>
          <mi>d</mi>
        </mrow>
      </msup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a^d,  ` `a^2d,  ` `a^4d, ` ` ... ` `,  ` `a^{ 2^{s-1}d}, ` `a^{ 2^{s}d} ( mod p )</annotation>
  </semantics>
</math>
</file>